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de" fo:country="D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de" fo:country="DE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de" fo:country="DE" fo:font-style="normal" fo:font-weight="bold" style:font-size-asian="10.5pt" style:font-weight-asian="normal" style:font-size-complex="12pt" style:font-weight-complex="normal"/>
    </style:style>
    <style:style style:name="T1" style:family="text">
      <style:text-properties style:text-line-through-style="none" style:font-name="Arial" fo:font-size="11.25pt" style:text-underline-style="none" fo:font-weight="normal" style:text-blinking="false" fo:background-color="transparent"/>
    </style:style>
    <style:style style:name="T2" style:family="text">
      <style:text-properties style:font-name="Arial" fo:font-size="11.25pt" style:text-underline-style="solid" style:text-underline-width="auto" style:text-underline-color="font-color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icht Sprint 3</text:p>
      <text:p text:style-name="P1"/>
      <text:p text:style-name="P2">Datum:<text:tab/><text:tab/>10.08.2012</text:p>
      <text:p text:style-name="P2">Rolle:<text:tab/><text:tab/><text:tab/>Developer</text:p>
      <text:p text:style-name="P2">Name:<text:tab/><text:tab/><text:tab/>Christian Eppler</text:p>
      <text:p text:style-name="P2"/>
      <text:p text:style-name="P2"/>
      <text:p text:style-name="P2"/>
      <text:p text:style-name="P6"><text:bookmark text:name="internal-source-marker_0.3676403898280114"/><text:span text:style-name="T2">Technischer Review:</text:span><text:line-break/><text:line-break/><text:span text:style-name="T1">Erstellen einer Datenverwaltung zum upload von Dateien.</text:span><text:line-break/><text:line-break/><text:span text:style-name="T2">Team</text:span><text:line-break/><text:line-break/><text:span text:style-name="T1">Die vorher starre Teamaufteilung von Schichten basierenden Teams wurde aufgelöst um einer aufgaben basierende Teameinteilung vor zu nehmen.</text:span><text:line-break/><text:span text:style-name="T1">Durch die veränderte Struktur viel es nicht immer leicht die bis dort hin unbekannten Bereiche mit zu übernehmen.</text:span><text:line-break/><text:line-break/><text:span text:style-name="T2">Vorgaben</text:span><text:line-break/><text:line-break/><text:span text:style-name="T1">Die vorgaben waren bekannt waren durch Zeitmangel vor den Klausuren aber nur schwer umzusetzen da es in den neuen Teams Schwierigkeiten mit dem Zeitmanagement gab.</text:span><text:line-break/><text:line-break/><text:span text:style-name="T2">Tools</text:span><text:line-break/><text:line-break/><text:span text:style-name="T1">Die neuen Bereiche des Frameworkes waren nur schwer zu verstehen da der bestehende code erst verstanden werden musste um in den neuen Bereichen der Entwicklung rein zu kommen.</text:span><text:line-break/><text:line-break/><text:span text:style-name="T2">Sonstiges</text:span><text:line-break/><text:line-break/><text:span text:style-name="T1">Die Einteilung in aufgaben basierten Teams währe am Anfang der Projektes erforderlich gewesen nachträglich verlief diese Umstellung nur schleppen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0T00:31:20</meta:creation-date>
    <dc:date>2012-08-10T01:43:27</dc:date>
    <meta:editing-duration>PT3M27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5" meta:word-count="131" meta:character-count="932" meta:non-whitespace-character-count="792"/>
  </office:meta>
</office:document-meta>
</file>